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bjetos a medir:</text:p>
          </table:table-cell>
          <table:table-cell office:value-type="string" calcext:value-type="string">
            <text:p>Altura (mm)</text:p>
          </table:table-cell>
          <table:table-cell office:value-type="string" calcext:value-type="string">
            <text:p>T. caída (s)</text:p>
          </table:table-cell>
          <table:table-cell office:value-type="string" calcext:value-type="string">
            <text:p>T. paso (s)</text:p>
          </table:table-cell>
          <table:table-cell office:value-type="string" calcext:value-type="string">
            <text:p>Velocidad (m/s)</text:p>
          </table:table-cell>
          <table:table-cell office:value-type="string" calcext:value-type="string">
            <text:p>T. caída (s²)</text:p>
          </table:table-cell>
          <table:table-cell office:value-type="string" calcext:value-type="string">
            <text:p>Altura (mm)</text:p>
          </table:table-cell>
          <table:table-cell office:value-type="string" calcext:value-type="string">
            <text:p>T. caída (s)</text:p>
          </table:table-cell>
          <table:table-cell office:value-type="string" calcext:value-type="string">
            <text:p>T. caída (s²)</text:p>
          </table:table-cell>
          <table:table-cell office:value-type="string" calcext:value-type="string">
            <text:p>T. paso (s)</text:p>
          </table:table-cell>
        </table:table-row>
        <table:table-row table:style-name="ro2">
          <table:table-cell/>
          <table:table-cell table:formula="of:=374-138" office:value-type="float" office:value="236" calcext:value-type="float">
            <text:p>236</text:p>
          </table:table-cell>
          <table:table-cell office:value-type="float" office:value="4.292" calcext:value-type="float">
            <text:p>4,292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3]*[.C3]" office:value-type="float" office:value="18.421264" calcext:value-type="float">
            <text:p>18,421264</text:p>
          </table:table-cell>
          <table:table-cell office:value-type="float" office:value="236" calcext:value-type="float">
            <text:p>236</text:p>
          </table:table-cell>
          <table:table-cell table:formula="of:=AVERAGE([.C3:.C7])" office:value-type="float" office:value="4.2746" calcext:value-type="float">
            <text:p>4,2746</text:p>
          </table:table-cell>
          <table:table-cell table:formula="of:=[.H3]*[.H3]" office:value-type="float" office:value="18.27220516" calcext:value-type="float">
            <text:p>18,27220516</text:p>
          </table:table-cell>
          <table:table-cell table:formula="of:=AVERAGE([.D3:.D7])" office:value-type="float" office:value="0.046" calcext:value-type="float">
            <text:p>0,04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256" calcext:value-type="float">
            <text:p>4,256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4]*[.C4]" office:value-type="float" office:value="18.113536" calcext:value-type="float">
            <text:p>18,113536</text:p>
          </table:table-cell>
          <table:table-cell office:value-type="float" office:value="324" calcext:value-type="float">
            <text:p>324</text:p>
          </table:table-cell>
          <table:table-cell table:formula="of:=AVERAGE([.C8:.C12])" office:value-type="float" office:value="4.973" calcext:value-type="float">
            <text:p>4,973</text:p>
          </table:table-cell>
          <table:table-cell table:formula="of:=[.H4]*[.H4]" office:value-type="float" office:value="24.730729" calcext:value-type="float">
            <text:p>24,730729</text:p>
          </table:table-cell>
          <table:table-cell table:formula="of:=AVERAGE([.D8:.D12])" office:value-type="float" office:value="0.041" calcext:value-type="float">
            <text:p>0,04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317" calcext:value-type="float">
            <text:p>4,317</text:p>
          </table:table-cell>
          <table:table-cell office:value-type="float" office:value="0.042" calcext:value-type="float">
            <text:p>0,042</text:p>
          </table:table-cell>
          <table:table-cell/>
          <table:table-cell table:formula="of:=[.C5]*[.C5]" office:value-type="float" office:value="18.636489" calcext:value-type="float">
            <text:p>18,636489</text:p>
          </table:table-cell>
          <table:table-cell office:value-type="float" office:value="359" calcext:value-type="float">
            <text:p>359</text:p>
          </table:table-cell>
          <table:table-cell table:formula="of:=AVERAGE([.C13:.C15])" office:value-type="float" office:value="5.14766666666667" calcext:value-type="float">
            <text:p>5,14766666666667</text:p>
          </table:table-cell>
          <table:table-cell table:formula="of:=[.H5]*[.H5]" office:value-type="float" office:value="26.4984721111111" calcext:value-type="float">
            <text:p>26,4984721111111</text:p>
          </table:table-cell>
          <table:table-cell table:formula="of:=AVERAGE([.D13:.D15])" office:value-type="float" office:value="0.038" calcext:value-type="float">
            <text:p>0,038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297" calcext:value-type="float">
            <text:p>4,297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6]*[.C6]" office:value-type="float" office:value="18.464209" calcext:value-type="float">
            <text:p>18,464209</text:p>
          </table:table-cell>
          <table:table-cell office:value-type="float" office:value="284" calcext:value-type="float">
            <text:p>284</text:p>
          </table:table-cell>
          <table:table-cell table:formula="of:=AVERAGE([.C16:.C19])" office:value-type="float" office:value="4.657" calcext:value-type="float">
            <text:p>4,657</text:p>
          </table:table-cell>
          <table:table-cell table:formula="of:=[.H6]*[.H6]" office:value-type="float" office:value="21.687649" calcext:value-type="float">
            <text:p>21,687649</text:p>
          </table:table-cell>
          <table:table-cell table:formula="of:=AVERAGE([.D20:.D22])"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211" calcext:value-type="float">
            <text:p>4,211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7]*[.C7]" office:value-type="float" office:value="17.732521" calcext:value-type="float">
            <text:p>17,732521</text:p>
          </table:table-cell>
          <table:table-cell office:value-type="float" office:value="546" calcext:value-type="float">
            <text:p>546</text:p>
          </table:table-cell>
          <table:table-cell table:formula="of:=AVERAGE([.C20:.C22])" office:value-type="float" office:value="6.38" calcext:value-type="float">
            <text:p>6,38</text:p>
          </table:table-cell>
          <table:table-cell table:formula="of:=[.H7]*[.H7]" office:value-type="float" office:value="40.7044" calcext:value-type="float">
            <text:p>40,7044</text:p>
          </table:table-cell>
          <table:table-cell table:formula="of:=AVERAGE([.D20:.D22])" office:value-type="float" office:value="0.03" calcext:value-type="float">
            <text:p>0,03</text:p>
          </table:table-cell>
        </table:table-row>
        <table:table-row table:style-name="ro1">
          <table:table-cell/>
          <table:table-cell table:formula="of:=467-143" office:value-type="float" office:value="324" calcext:value-type="float">
            <text:p>324</text:p>
          </table:table-cell>
          <table:table-cell office:value-type="float" office:value="4.877" calcext:value-type="float">
            <text:p>4,877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8]*[.C8]" office:value-type="float" office:value="23.785129" calcext:value-type="float">
            <text:p>23,785129</text:p>
          </table:table-cell>
          <table:table-cell office:value-type="float" office:value="279" calcext:value-type="float">
            <text:p>279</text:p>
          </table:table-cell>
          <table:table-cell table:formula="of:=AVERAGE([.C23:.C25])" office:value-type="float" office:value="4.71866666666667" calcext:value-type="float">
            <text:p>4,71866666666667</text:p>
          </table:table-cell>
          <table:table-cell table:formula="of:=[.H8]*[.H8]" office:value-type="float" office:value="22.2658151111111" calcext:value-type="float">
            <text:p>22,2658151111111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4.935" calcext:value-type="float">
            <text:p>4,935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9]*[.C9]" office:value-type="float" office:value="24.354225" calcext:value-type="float">
            <text:p>24,354225</text:p>
          </table:table-cell>
          <table:table-cell office:value-type="float" office:value="660" calcext:value-type="float">
            <text:p>660</text:p>
          </table:table-cell>
          <table:table-cell table:formula="of:=AVERAGE([.C29:.C32])" office:value-type="float" office:value="7.058" calcext:value-type="float">
            <text:p>7,058</text:p>
          </table:table-cell>
          <table:table-cell table:formula="of:=[.H9]*[.H9]" office:value-type="float" office:value="49.815364" calcext:value-type="float">
            <text:p>49,815364</text:p>
          </table:table-cell>
          <table:table-cell table:formula="of:=AVERAGE([.D29:.D32])" office:value-type="float" office:value="0.028" calcext:value-type="float">
            <text:p>0,028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5.122" calcext:value-type="float">
            <text:p>5,122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0]*[.C10]" office:value-type="float" office:value="26.234884" calcext:value-type="float">
            <text:p>26,234884</text:p>
          </table:table-cell>
          <table:table-cell office:value-type="float" office:value="70" calcext:value-type="float">
            <text:p>70</text:p>
          </table:table-cell>
          <table:table-cell table:formula="of:=AVERAGE([.C35:.C39])" office:value-type="float" office:value="2.2806" calcext:value-type="float">
            <text:p>2,2806</text:p>
          </table:table-cell>
          <table:table-cell table:formula="of:=[.H10]*[.H10]" office:value-type="float" office:value="5.20113636" calcext:value-type="float">
            <text:p>5,20113636</text:p>
          </table:table-cell>
          <table:table-cell office:value-type="float" office:value="0.08583" calcext:value-type="float">
            <text:p>0,0858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5.012" calcext:value-type="float">
            <text:p>5,012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1]*[.C11]" office:value-type="float" office:value="25.120144" calcext:value-type="float">
            <text:p>25,120144</text:p>
          </table:table-cell>
          <table:table-cell office:value-type="float" office:value="4.5" calcext:value-type="float">
            <text:p>4,5</text:p>
          </table:table-cell>
          <table:table-cell table:formula="of:=AVERAGE(1.633;1.074;1.25;1.628)" office:value-type="float" office:value="1.39625" calcext:value-type="float">
            <text:p>1,39625</text:p>
          </table:table-cell>
          <table:table-cell table:formula="of:=[.H11]*[.H11]" office:value-type="float" office:value="1.9495140625" calcext:value-type="float">
            <text:p>1,9495140625</text:p>
          </table:table-cell>
          <table:table-cell office:value-type="float" office:value="0.1333" calcext:value-type="float">
            <text:p>0,133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4.919" calcext:value-type="float">
            <text:p>4,919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2]*[.C12]" office:value-type="float" office:value="24.196561" calcext:value-type="float">
            <text:p>24,196561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table:formula="of:=324+35" office:value-type="float" office:value="359" calcext:value-type="float">
            <text:p>359</text:p>
          </table:table-cell>
          <table:table-cell office:value-type="float" office:value="5.125" calcext:value-type="float">
            <text:p>5,125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C13]*[.C13]" office:value-type="float" office:value="26.265625" calcext:value-type="float">
            <text:p>26,2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.128" calcext:value-type="float">
            <text:p>5,128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C14]*[.C14]" office:value-type="float" office:value="26.296384" calcext:value-type="float">
            <text:p>26,29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.19" calcext:value-type="float">
            <text:p>5,19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C15]*[.C15]" office:value-type="float" office:value="26.9361" calcext:value-type="float">
            <text:p>26,9361</text:p>
          </table:table-cell>
          <table:table-cell table:number-columns-repeated="4"/>
        </table:table-row>
        <table:table-row table:style-name="ro1">
          <table:table-cell/>
          <table:table-cell table:formula="of:=280+4" office:value-type="float" office:value="284" calcext:value-type="float">
            <text:p>284</text:p>
          </table:table-cell>
          <table:table-cell office:value-type="float" office:value="4.644" calcext:value-type="float">
            <text:p>4,644</text:p>
          </table:table-cell>
          <table:table-cell office:value-type="float" office:value="0.042" calcext:value-type="float">
            <text:p>0,042</text:p>
          </table:table-cell>
          <table:table-cell/>
          <table:table-cell table:formula="of:=[.C16]*[.C16]" office:value-type="float" office:value="21.566736" calcext:value-type="float">
            <text:p>21,566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4.537" calcext:value-type="float">
            <text:p>4,537</text:p>
          </table:table-cell>
          <table:table-cell office:value-type="float" office:value="0.042" calcext:value-type="float">
            <text:p>0,042</text:p>
          </table:table-cell>
          <table:table-cell/>
          <table:table-cell table:formula="of:=[.C17]*[.C17]" office:value-type="float" office:value="20.584369" calcext:value-type="float">
            <text:p>20,584369</text:p>
          </table:table-cell>
          <table:table-cell table:number-columns-repeated="4"/>
        </table:table-row>
        <table:table-row table:style-name="ro1">
          <table:table-cell/>
          <table:table-cell table:formula="of:=429-145" office:value-type="float" office:value="284" calcext:value-type="float">
            <text:p>284</text:p>
          </table:table-cell>
          <table:table-cell office:value-type="float" office:value="4.787" calcext:value-type="float">
            <text:p>4,787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8]*[.C18]" office:value-type="float" office:value="22.915369" calcext:value-type="float">
            <text:p>22,915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4.66" calcext:value-type="float">
            <text:p>4,66</text:p>
          </table:table-cell>
          <table:table-cell office:value-type="float" office:value="0.043" calcext:value-type="float">
            <text:p>0,043</text:p>
          </table:table-cell>
          <table:table-cell/>
          <table:table-cell table:formula="of:=[.C19]*[.C19]" office:value-type="float" office:value="21.7156" calcext:value-type="float">
            <text:p>21,7156</text:p>
          </table:table-cell>
          <table:table-cell table:number-columns-repeated="4"/>
        </table:table-row>
        <table:table-row table:style-name="ro1">
          <table:table-cell/>
          <table:table-cell table:formula="of:=690-144" office:value-type="float" office:value="546" calcext:value-type="float">
            <text:p>546</text:p>
          </table:table-cell>
          <table:table-cell office:value-type="float" office:value="6.393" calcext:value-type="float">
            <text:p>6,393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20]*[.C20]" office:value-type="float" office:value="40.870449" calcext:value-type="float">
            <text:p>40,870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6.32" calcext:value-type="float">
            <text:p>6,32</text:p>
          </table:table-cell>
          <table:table-cell office:value-type="float" office:value="0.029" calcext:value-type="float">
            <text:p>0,029</text:p>
          </table:table-cell>
          <table:table-cell/>
          <table:table-cell table:formula="of:=[.C21]*[.C21]" office:value-type="float" office:value="39.9424" calcext:value-type="float">
            <text:p>39,9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6.427" calcext:value-type="float">
            <text:p>6,427</text:p>
          </table:table-cell>
          <table:table-cell office:value-type="float" office:value="0.033" calcext:value-type="float">
            <text:p>0,033</text:p>
          </table:table-cell>
          <table:table-cell/>
          <table:table-cell table:formula="of:=[.C22]*[.C22]" office:value-type="float" office:value="41.306329" calcext:value-type="float">
            <text:p>41,306329</text:p>
          </table:table-cell>
          <table:table-cell table:number-columns-repeated="4"/>
        </table:table-row>
        <table:table-row table:style-name="ro1">
          <table:table-cell/>
          <table:table-cell table:formula="of:=420-141" office:value-type="float" office:value="279" calcext:value-type="float">
            <text:p>279</text:p>
          </table:table-cell>
          <table:table-cell office:value-type="float" office:value="4.669" calcext:value-type="float">
            <text:p>4,669</text:p>
          </table:table-cell>
          <table:table-cell office:value-type="float" office:value="0.043" calcext:value-type="float">
            <text:p>0,043</text:p>
          </table:table-cell>
          <table:table-cell/>
          <table:table-cell table:formula="of:=[.C23]*[.C23]" office:value-type="float" office:value="21.799561" calcext:value-type="float">
            <text:p>21,799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4.649" calcext:value-type="float">
            <text:p>4,64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C24]*[.C24]" office:value-type="float" office:value="21.613201" calcext:value-type="float">
            <text:p>21,613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4.838" calcext:value-type="float">
            <text:p>4,838</text:p>
          </table:table-cell>
          <table:table-cell table:style-name="ce1" office:value-type="float" office:value="0.047" calcext:value-type="float">
            <text:p>0,047</text:p>
          </table:table-cell>
          <table:table-cell/>
          <table:table-cell table:formula="of:=[.C25]*[.C25]" office:value-type="float" office:value="23.406244" calcext:value-type="float">
            <text:p>23,40624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26]*[.C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27]*[.C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28]*[.C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800-140" office:value-type="float" office:value="660" calcext:value-type="float">
            <text:p>660</text:p>
          </table:table-cell>
          <table:table-cell office:value-type="float" office:value="7.055" calcext:value-type="float">
            <text:p>7,055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29]*[.C29]" office:value-type="float" office:value="49.773025" calcext:value-type="float">
            <text:p>49,773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7.034" calcext:value-type="float">
            <text:p>7,034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30]*[.C30]" office:value-type="float" office:value="49.477156" calcext:value-type="float">
            <text:p>49,477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7.089" calcext:value-type="float">
            <text:p>7,089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31]*[.C31]" office:value-type="float" office:value="50.253921" calcext:value-type="float">
            <text:p>50,253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7.054" calcext:value-type="float">
            <text:p>7,054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32]*[.C32]" office:value-type="float" office:value="49.758916" calcext:value-type="float">
            <text:p>49,758916</text:p>
          </table:table-cell>
          <table:table-cell table:number-columns-repeated="4"/>
        </table:table-row>
        <table:table-row table:style-name="ro1">
          <table:table-cell/>
          <table:table-cell table:formula="of:=450" office:value-type="float" office:value="450" calcext:value-type="float">
            <text:p>450</text:p>
          </table:table-cell>
          <table:table-cell/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/>
          <table:table-cell table:formula="of:=200-130" office:value-type="float" office:value="70" calcext:value-type="float">
            <text:p>70</text:p>
          </table:table-cell>
          <table:table-cell office:value-type="float" office:value="2.34" calcext:value-type="float">
            <text:p>2,34</text:p>
          </table:table-cell>
          <table:table-cell office:value-type="float" office:value="0.084" calcext:value-type="float">
            <text:p>0,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054" calcext:value-type="float">
            <text:p>2,054</text:p>
          </table:table-cell>
          <table:table-cell office:value-type="float" office:value="0.117" calcext:value-type="float">
            <text:p>0,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132" calcext:value-type="float">
            <text:p>2,132</text:p>
          </table:table-cell>
          <table:table-cell office:value-type="float" office:value="0.078" calcext:value-type="float">
            <text:p>0,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428" calcext:value-type="float">
            <text:p>2,428</text:p>
          </table:table-cell>
          <table:table-cell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449" calcext:value-type="float">
            <text:p>2,449</text:p>
          </table:table-cell>
          <table:table-cell office:value-type="float" office:value="0.065" calcext:value-type="float">
            <text:p>0,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.117" calcext:value-type="float">
            <text:p>0,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.139" calcext:value-type="float">
            <text:p>0,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.144" calcext:value-type="float">
            <text:p>0,144</text:p>
          </table:table-cell>
          <table:table-cell table:number-columns-repeated="6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office:value-type="string" calcext:value-type="string">
            <text:p>Objeto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adio varilla Interior (cm):</text:p>
          </table:table-cell>
          <table:table-cell table:formula="of:=0.5/2"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o Rueda (cm):</text:p>
          </table:table-cell>
          <table:table-cell table:formula="of:=12.5/2" office:value-type="float" office:value="6.25" calcext:value-type="float">
            <text:p>6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so (kg)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1:02:13.3612064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9:02:46.056000000</meta:creation-date>
    <dc:date>2025-01-25T21:10:34.543530538</dc:date>
    <meta:editing-duration>PT14M20S</meta:editing-duration>
    <meta:editing-cycles>4</meta:editing-cycles>
    <meta:generator>LibreOffice/24.2.5.2$Linux_X86_64 LibreOffice_project/420$Build-2</meta:generator>
    <meta:document-statistic meta:table-count="1" meta:cell-count="191" meta:object-count="0"/>
  </office:meta>
</office:document-meta>
</file>